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Gentium Book Basic" svg:font-family="'Gentium Book Basic'" style:font-pitch="variable"/>
    <style:font-face style:name="Microsoft Himalaya" svg:font-family="'Microsoft Himalaya'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a849" officeooo:paragraph-rsid="0015a849"/>
    </style:style>
    <style:style style:name="P2" style:family="paragraph" style:parent-style-name="Standard">
      <style:text-properties officeooo:rsid="00165a59" officeooo:paragraph-rsid="00165a59"/>
    </style:style>
    <style:style style:name="P3" style:family="paragraph" style:parent-style-name="Header">
      <style:text-properties officeooo:rsid="001750e2" officeooo:paragraph-rsid="001750e2"/>
    </style:style>
    <style:style style:name="T1" style:family="text">
      <style:text-properties style:font-name="Gentium Book Basic" fo:font-size="11pt" fo:font-weight="bold" style:font-size-asian="11pt" style:font-weight-asian="bold" style:font-size-complex="11pt" style:font-weight-complex="bold"/>
    </style:style>
    <style:style style:name="T2" style:family="text">
      <style:text-properties officeooo:rsid="00165a59"/>
    </style:style>
    <style:style style:name="T3" style:family="text">
      <style:text-properties officeooo:rsid="001750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http://www.lingscars.com/</text:span> </text:p>
      <text:p text:style-name="P1">Positivos → </text:p>
      <text:p text:style-name="P1"><text:tab/><text:span text:style-name="T2">La información es bastante accesible , no hay que buscar mucho para encontrarla </text:span></text:p>
      <text:p text:style-name="P2">Negativo → </text:p>
      <text:p text:style-name="P2"><text:tab/>No cumple con el diseño de las paginas web</text:p>
      <text:p text:style-name="P2"><text:tab/>No utiliza ningún icono , todo son links</text:p>
      <text:p text:style-name="P2"><text:tab/>El fondo es demasiado llamativo</text:p>
      <text:p text:style-name="P2"/>
      <text:p text:style-name="P2"><text:span text:style-name="T1">http://www.avis.es</text:span> </text:p>
      <text:p text:style-name="P2">Positivos →</text:p>
      <text:p text:style-name="P2"><text:tab/>Es una página ordenada , con una beuan presentación.</text:p>
      <text:p text:style-name="P2"><text:tab/>Utiliza iconos para las redes sociales</text:p>
      <text:p text:style-name="P2"><text:tab/>La información es facil de encontrar</text:p>
      <text:p text:style-name="P2">Negativos →</text:p>
      <text:p text:style-name="P2"><text:tab/>El color rojo podría ser algo menos llamativo , es decir que no destaque tanto</text:p>
      <text:p text:style-name="P2"><text:tab/><text:span text:style-name="T3">La lista de la flota de vehiculos esta un poco oculta.</text:span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Gentium Book Basic" svg:font-family="'Gentium Book Basic'" style:font-pitch="variable"/>
    <style:font-face style:name="Microsoft Himalaya" svg:font-family="'Microsoft Himalaya'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50e2" officeooo:paragraph-rsid="001750e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2ºDAW<text:tab/><text:tab/>Pau Llorens Martine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7:38:20.458000000</meta:creation-date>
    <dc:date>2019-09-19T18:01:53.401000000</dc:date>
    <meta:editing-duration>PT3M12S</meta:editing-duration>
    <meta:editing-cycles>1</meta:editing-cycles>
    <meta:document-statistic meta:table-count="0" meta:image-count="0" meta:object-count="0" meta:page-count="1" meta:paragraph-count="17" meta:word-count="96" meta:character-count="578" meta:non-whitespace-character-count="482"/>
    <meta:generator>LibreOffice/5.3.6.1$Windows_X86_64 LibreOffice_project/686f202eff87ef707079aeb7f485847613344eb7</meta:generator>
  </office:meta>
</office:document-meta>
</file>